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6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id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6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image"&gt;</text:placeholder></text:p>
            <text:p text:style-name="P59"><draw:frame draw:style-name="fr2" draw:name="image: asimage(line.product_id.image,'None',600,600,'cm'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4"><text:placeholder text:placeholder-type="text">&lt;/if&gt;</text:placeholder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transportation_method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date_validity"&gt;</text:placeholder></text:span><text:placeholder text:placeholder-type="text">&lt;formatLang(o.date_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6" text:date-value="2015-07-09T23:03:41.026999899">09/07/20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5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09T23:03:40.855000000</dc:date>
    <meta:print-date>2010-04-13T14:27:00</meta:print-date>
    <meta:editing-cycles>104</meta:editing-cycles>
    <meta:editing-duration>PT4H4M12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1" meta:word-count="243" meta:character-count="2507" meta:non-whitespace-character-count="2307"/>
  </office:meta>
</office:document-meta>
</file>